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c9b" officeooo:paragraph-rsid="001bb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uman@houman-HP-Z400-Workstation:~/FullMonte$ make</text:p>
      <text:p text:style-name="P1">ln -sf SFMT/libSFMT.a</text:p>
      <text:p text:style-name="P1">ln -sf Kernels/libFullMonteKernels.so</text:p>
      <text:p text:style-name="P1">ln -sf Kernels/Software/libFullMonteCore.so</text:p>
      <text:p text:style-name="P1">ln -sf OutputTypes/libFullMonteData.so</text:p>
      <text:p text:style-name="P1">ln -sf Kernels/libFullMonteKernels_TCL.so</text:p>
      <text:p text:style-name="P1">ln -sf Geometry/libFullMonteGeometry.so</text:p>
      <text:p text:style-name="P1">ln -sf Storage/TIMOS/libFullMonteTIMOS.so</text:p>
      <text:p text:style-name="P1">ln -sf Storage/TIMOS/libFullMonteTIMOS_TCL.so</text:p>
      <text:p text:style-name="P1">ln -sf VTK/libFullMonteVTK.so</text:p>
      <text:p text:style-name="P1">ln -sf Storage/BinFile/libFullMonteBinFile.so</text:p>
      <text:p text:style-name="P1">ln -sf Storage/BinFile/libFullMonteBinFile_TCL.so</text:p>
      <text:p text:style-name="P1">ln -sf Storage/STL/libFullMonteSTL.so</text:p>
      <text:p text:style-name="P1">ln -sf Storage/STL/libFullMonteSTL_TCL.so</text:p>
      <text:p text:style-name="P1">ln -sf Storage/TetGen/libFullMonteTetGen.so</text:p>
      <text:p text:style-name="P1">ln -sf Storage/TetGen/libFullMonteTetGen_TCL.so</text:p>
      <text:p text:style-name="P1">for d in Geometry GUI Kernels Storage VTK SFMT Test vis VTK; do make -C $d libs; done;</text:p>
      <text:p text:style-name="P1">make[1]: Entering directory `/home/houman/FullMonte/Geometry'</text:p>
      <text:p text:style-name="P1">make[1]: Nothing to be done for `libs'.</text:p>
      <text:p text:style-name="P1">make[1]: Leaving directory `/home/houman/FullMonte/Geometry'</text:p>
      <text:p text:style-name="P1">make[1]: Entering directory `/home/houman/FullMonte/GUI'</text:p>
      <text:p text:style-name="P1">make[1]: Nothing to be done for `libs'.</text:p>
      <text:p text:style-name="P1">make[1]: Leaving directory `/home/houman/FullMonte/GUI'</text:p>
      <text:p text:style-name="P1">make[1]: Entering directory `/home/houman/FullMonte/Kernels'</text:p>
      <text:p text:style-name="P1">Makefile:11: warning: overriding commands for target `clean'</text:p>
      <text:p text:style-name="P1">../Makefile.in:71: warning: ignoring old commands for target `clean'</text:p>
      <text:p text:style-name="P1">for d in Software; do make -C $d libs; done;</text:p>
      <text:p text:style-name="P1">make[2]: Entering directory `/home/houman/FullMonte/Kernels/Software'</text:p>
      <text:p text:style-name="P1">make[2]: Nothing to be done for `libs'.</text:p>
      <text:p text:style-name="P1">make[2]: Leaving directory `/home/houman/FullMonte/Kernels/Software'</text:p>
      <text:p text:style-name="P1">g++ -Wall -std=c++11 -O3 -g -Wno-missing-braces -mavx -msse4 -fPIC -fabi-version=6 -I/home/houman -L/home/houman/FullMonte -c Kernel.cpp</text:p>
      <text:p text:style-name="P1">In file included from /home/houman/FullMonte/Kernels/Software/RandomAVX.hpp:9:0,</text:p>
      <text:p text:style-name="P1"><text:s text:c="17"/>from Kernel.hpp:45,</text:p>
      <text:p text:style-name="P1"><text:s text:c="17"/>from Kernel.cpp:8:</text:p>
      <text:p text:style-name="P1">/home/houman/FullMonte/Kernels/Software/AVXMath/avx_mathfun.h:144:2: warning: #warning "AVX2 integer (epi8/16/32/64) instructions are emulated using SSE instructions, starting here" [-Wcpp]</text:p>
      <text:p text:style-name="P1"><text:s/>#warning "AVX2 integer (epi8/16/32/64) instructions are emulated using SSE instructions, starting here"</text:p>
      <text:p text:style-name="P1"><text:s text:c="2"/>^</text:p>
      <text:p text:style-name="P1">/home/houman/FullMonte/Kernels/Software/AVXMath/avx_mathfun.h:149:2: warning: #warning " <text:s/>and ending here" [-Wcpp]</text:p>
      <text:p text:style-name="P1"><text:s/>#warning " <text:s/>and ending here"</text:p>
      <text:p text:style-name="P1"><text:s text:c="2"/>^</text:p>
      <text:p text:style-name="P1">In file included from /home/houman/FullMonte/Kernels/Software/mainloop.cpp:10:0,</text:p>
      <text:p text:style-name="P1"><text:s text:c="17"/>from Kernel.cpp:14:</text:p>
      <text:p text:style-name="P1">/home/houman/FullMonte/Kernels/Software/mainloop.hpp: In constructor ‘TetraMCKernelThread&lt;Logger, RNG&gt;::TetraMCKernelThread(const TetraMCKernel&lt;RNG&gt;&amp;, <text:soft-page-break/>Logger&amp;&amp;, const Seed&amp;, long long unsigned int) [with Logger = std::tuple&lt;LoggerEventMT::ThreadWorker, LoggerConservationMT::ThreadWorker, LoggerSurface&lt;QueuedAccumulatorMT&lt;double&gt; &gt;::WorkerThread&gt;; RNG = RNG_SFMT_AVX; TetraMCKernelThread&lt;Logger, RNG&gt;::Seed = unsigned int]’:</text:p>
      <text:p text:style-name="P1">/home/houman/FullMonte/Kernels/Software/mainloop.hpp:85:3: warning: ignoring return value of ‘int posix_memalign(void**, size_t, size_t)’, declared with attribute warn_unused_result [-Wunused-result]</text:p>
      <text:p text:style-name="P1"><text:s text:c="3"/>posix_memalign(&amp;p,32,HG_BUFFERS*HG_BUFSIZE*4*sizeof(float));</text:p>
      <text:p text:style-name="P1"><text:s text:c="3"/>^</text:p>
      <text:p text:style-name="P1">In file included from Kernel.hpp:45:0,</text:p>
      <text:p text:style-name="P1"><text:s text:c="17"/>from Kernel.cpp:8:</text:p>
      <text:p text:style-name="P1">/home/houman/FullMonte/Kernels/Software/RandomAVX.hpp: In function ‘T* posix_allocator(unsigned int) [with T = __vector(4) long long int]’:</text:p>
      <text:p text:style-name="P1">/home/houman/FullMonte/Kernels/Software/RandomAVX.hpp:27:2: warning: ignoring return value of ‘int posix_memalign(void**, size_t, size_t)’, declared with attribute warn_unused_result [-Wunused-result]</text:p>
      <text:p text:style-name="P1"><text:s text:c="2"/>posix_memalign(&amp;p,alignof(T),sizeof(T)*N_el);</text:p>
      <text:p text:style-name="P1"><text:s text:c="2"/>^</text:p>
      <text:p text:style-name="P1">In file included from /home/houman/FullMonte/Kernels/Software/mainloop.cpp:10:0,</text:p>
      <text:p text:style-name="P1"><text:s text:c="17"/>from Kernel.cpp:14:</text:p>
      <text:p text:style-name="P1">/home/houman/FullMonte/Kernels/Software/mainloop.hpp: In constructor ‘TetraMCKernelThread&lt;Logger, RNG&gt;::TetraMCKernelThread(const TetraMCKernel&lt;RNG&gt;&amp;, Logger&amp;&amp;, const Seed&amp;, long long unsigned int) [with Logger = std::tuple&lt;LoggerEventMT::ThreadWorker, LoggerConservationMT::ThreadWorker, LoggerVolume&lt;QueuedAccumulatorMT&lt;double&gt; &gt;::WorkerThread&gt;; RNG = RNG_SFMT_AVX; TetraMCKernelThread&lt;Logger, RNG&gt;::Seed = unsigned int]’:</text:p>
      <text:p text:style-name="P1">/home/houman/FullMonte/Kernels/Software/mainloop.hpp:85:3: warning: ignoring return value of ‘int posix_memalign(void**, size_t, size_t)’, declared with attribute warn_unused_result [-Wunused-result]</text:p>
      <text:p text:style-name="P1"><text:s text:c="3"/>posix_memalign(&amp;p,32,HG_BUFFERS*HG_BUFSIZE*4*sizeof(float));</text:p>
      <text:p text:style-name="P1"><text:s text:c="3"/>^</text:p>
      <text:p text:style-name="P1">In file included from Kernel.hpp:35:0,</text:p>
      <text:p text:style-name="P1"><text:s text:c="17"/>from Kernel.cpp:8:</text:p>
      <text:p text:style-name="P1">/home/houman/FullMonte/Kernels/Software/Logger/Logger.hpp: In function ‘typename std::enable_if&lt;(I &lt; std::tuple_size&lt;_Tuple&gt;::value), void&gt;::type log_event(LoggerTuple&amp;, EventTag, Args ...) [with long unsigned int I = 0ul; LoggerTuple = std::tuple&lt;LoggerEventMT::ThreadWorker, LoggerConservationMT::ThreadWorker, LoggerVolume&lt;QueuedAccumulatorMT&lt;double&gt; &gt;::WorkerThread&gt;; EventTag = Events::nohit_tag; Args = {Packet, Tetra}; typename std::enable_if&lt;(I &lt; std::tuple_size&lt;_Tuple&gt;::value), void&gt;::type = void]’:</text:p>
      <text:p text:style-name="P1">/home/houman/FullMonte/Kernels/Software/Logger/Logger.hpp:184:76: note: The ABI for passing parameters with 64-byte alignment has changed in GCC 4.6</text:p>
      <text:p text:style-name="P1"><text:s text:c="2"/>typename std::enable_if&lt;( I &lt; tuple_size&lt;LoggerTuple&gt;::value),void&gt;::type log_event(LoggerTuple&amp; l,EventTag e,Args... args)</text:p>
      <text:p text:style-name="P1"><text:s text:c="76"/>^</text:p>
      <text:p text:style-name="P1">g++ -Wall -fabi-version=6 -mavx -msse4 -fPIC -shared -L/home/houman/FullMonte -lboost_system -lFullMonteGeometry -lFullMonteCore -L/home/houman/FullMonte -lSFMT -o libFullMonteKernels.so Kernel.o OStreamObserver.o</text:p>
      <text:p text:style-name="P1">swig3.0 -c++ -tcl -DSWIG_OPENBRACE=%{ -DSWIG_CLOSEBRACE=%} -o Kernel_wrap.cxx Kernel.hpp</text:p>
      <text:p text:style-name="P1">g++ -Wall -std=c++11 -O3 -g -Wno-missing-braces -mavx -msse4 -fPIC -fabi-version=6 -I/home/houman -L/home/houman/FullMonte -DUSE_TCL_STUBS -c Kernel_wrap.cxx</text:p>
      <text:p text:style-name="P1"><text:soft-page-break/>Kernel_wrap.cxx:148:17: fatal error: tcl.h: No such file or directory</text:p>
      <text:p text:style-name="P1"><text:s/>#include &lt;tcl.h&gt;</text:p>
      <text:p text:style-name="P1"><text:s text:c="17"/>^</text:p>
      <text:p text:style-name="P1">compilation terminated.</text:p>
      <text:p text:style-name="P1">make[1]: *** [Kernel_wrap.o] Error 1</text:p>
      <text:p text:style-name="P1">make[1]: Leaving directory `/home/houman/FullMonte/Kernels'</text:p>
      <text:p text:style-name="P1">make[1]: Entering directory `/home/houman/FullMonte/Storage'</text:p>
      <text:p text:style-name="P1">Makefile:6: warning: overriding commands for target `clean'</text:p>
      <text:p text:style-name="P1">../Makefile.in:71: warning: ignoring old commands for target `clean'</text:p>
      <text:p text:style-name="P1">for d in CommonParser NIRFAST Postgres STL TIMOS TetGen; do make -C $d libs; done</text:p>
      <text:p text:style-name="P1">make[2]: Entering directory `/home/houman/FullMonte/Storage/CommonParser'</text:p>
      <text:p text:style-name="P1">make[2]: *** No rule to make target `libs'. <text:s/>Stop.</text:p>
      <text:p text:style-name="P1">make[2]: Leaving directory `/home/houman/FullMonte/Storage/CommonParser'</text:p>
      <text:p text:style-name="P1">make: Entering an unknown directory</text:p>
      <text:p text:style-name="P1">make: *** NIRFAST: No such file or directory. <text:s/>Stop.</text:p>
      <text:p text:style-name="P1">make: Leaving an unknown directory</text:p>
      <text:p text:style-name="P1">make[2]: Entering directory `/home/houman/FullMonte/Storage/Postgres'</text:p>
      <text:p text:style-name="P1">make[2]: *** No rule to make target `libs'. <text:s/>Stop.</text:p>
      <text:p text:style-name="P1">make[2]: Leaving directory `/home/houman/FullMonte/Storage/Postgres'</text:p>
      <text:p text:style-name="P1">make[2]: Entering directory `/home/houman/FullMonte/Storage/STL'</text:p>
      <text:p text:style-name="P1">make[2]: *** No rule to make target `libs'. <text:s/>Stop.</text:p>
      <text:p text:style-name="P1">make[2]: Leaving directory `/home/houman/FullMonte/Storage/STL'</text:p>
      <text:p text:style-name="P1">make[2]: Entering directory `/home/houman/FullMonte/Storage/TIMOS'</text:p>
      <text:p text:style-name="P1">Makefile:34: warning: overriding commands for target `clean'</text:p>
      <text:p text:style-name="P1">../../Makefile.in:71: warning: ignoring old commands for target `clean'</text:p>
      <text:p text:style-name="P1">java -jar /usr/local/antlrv3/antlr-3.5.2-complete-no-st3.jar TIMOS.g</text:p>
      <text:p text:style-name="P1">Error: Unable to access jarfile /usr/local/antlrv3/antlr-3.5.2-complete-no-st3.jar</text:p>
      <text:p text:style-name="P1">make[2]: *** [TIMOSParser.h] Error 1</text:p>
      <text:p text:style-name="P1">make[2]: Leaving directory `/home/houman/FullMonte/Storage/TIMOS'</text:p>
      <text:p text:style-name="P1">make[2]: Entering directory `/home/houman/FullMonte/Storage/TetGen'</text:p>
      <text:p text:style-name="P1">swig -tcl -c++ -o FullMonteTetGen_wrap.cxx FullMonteTetGen.i</text:p>
      <text:p text:style-name="P1">make[2]: swig: Command not found</text:p>
      <text:p text:style-name="P1">make[2]: *** [FullMonteTetGen_wrap.cxx] Error 127</text:p>
      <text:p text:style-name="P1">make[2]: Leaving directory `/home/houman/FullMonte/Storage/TetGen'</text:p>
      <text:p text:style-name="P1">make[1]: *** [libs] Error 2</text:p>
      <text:p text:style-name="P1">make[1]: Leaving directory `/home/houman/FullMonte/Storage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[1]: Entering directory `/home/houman/FullMonte/SFMT'</text:p>
      <text:p text:style-name="P1">make[1]: *** No rule to make target `libs'. <text:s/>Stop.</text:p>
      <text:p text:style-name="P1">make[1]: Leaving directory `/home/houman/FullMonte/SFMT'</text:p>
      <text:p text:style-name="P1">make: *** Test: No such file or directory. <text:s/>Stop.</text:p>
      <text:p text:style-name="P1">make[1]: Entering directory `/home/houman/FullMonte/vis'</text:p>
      <text:p text:style-name="P1">make[1]: *** No rule to make target `libs'. <text:s/>Stop.</text:p>
      <text:p text:style-name="P1">make[1]: Leaving directory `/home/houman/FullMonte/vis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<text:soft-page-break/>make: *** [libs] Error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3:04:48.358074366</meta:creation-date>
    <dc:date>2015-06-03T23:45:16.758355895</dc:date>
    <meta:editing-duration>PT25M18S</meta:editing-duration>
    <meta:editing-cycles>1</meta:editing-cycles>
    <meta:document-statistic meta:table-count="0" meta:image-count="0" meta:object-count="0" meta:page-count="4" meta:paragraph-count="117" meta:word-count="736" meta:character-count="8459" meta:non-whitespace-character-count="7492"/>
    <meta:generator>LibreOffice/4.2.8.2$Linux_X86_64 LibreOffice_project/420m0$Build-2</meta:generator>
  </office:meta>
</office:document-meta>
</file>